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75pt"/>
    </style:style>
    <style:style style:name="co2" style:family="table-column">
      <style:table-column-properties fo:break-before="auto" style:column-width="127.11pt"/>
    </style:style>
    <style:style style:name="co3" style:family="table-column">
      <style:table-column-properties fo:break-before="auto" style:column-width="181.9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250.24pt"/>
    </style:style>
    <style:style style:name="co6" style:family="table-column">
      <style:table-column-properties fo:break-before="auto" style:column-width="254.6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font-name="Liberation Sans" fo:language="en" fo:country="US" style:text-underline-style="none" style:language-asian="en" style:country-asian="US" style:language-complex="en" style:country-complex="US"/>
    </style:style>
    <style:style style:name="ce3" style:family="table-cell" style:parent-style-name="Default" style:data-style-name="N99"/>
    <style:style style:name="T1" style:family="text">
      <style:text-properties fo:font-size="10pt" style:text-underline-style="none" style:text-underline-color="font-color" style:font-size-asian="10pt" style:font-size-complex="10pt"/>
    </style:style>
    <style:style style:name="T2" style:family="text">
      <style:text-properties fo:font-size="10pt" style:text-underline-style="none" style:text-underline-color="font-color" style:font-size-asian="10pt" style:font-size-complex="10pt" style:font-name-asian="Consolas" style:font-name-complex="Consolas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Requirement</text:p>
          </table:table-cell>
          <table:table-cell table:style-name="ce1" office:value-type="string" calcext:value-type="string">
            <text:p>Test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Username displayed correctly</text:p>
          </table:table-cell>
          <table:table-cell office:value-type="string" calcext:value-type="string">
            <text:p>Current Username displayed correctl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Full nam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Full name displayed correctly</text:p>
          </table:table-cell>
          <table:table-cell office:value-type="string" calcext:value-type="string">
            <text:p>Full name displayed correctl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hon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Phone displayed correctly</text:p>
          </table:table-cell>
          <table:table-cell office:value-type="string" calcext:value-type="string">
            <text:p>Current Phone displayed correctl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Username editable</text:p>
          </table:table-cell>
          <table:table-cell office:value-type="string" calcext:value-type="string">
            <text:p>Username editabl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ave Account Updates Butto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Username Entry mandatory</text:p>
          </table:table-cell>
          <table:table-cell office:value-type="string" calcext:value-type="string">
            <text:p>Username 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ave Account Updates Butto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Username Entry in email format mandatory</text:p>
          </table:table-cell>
          <table:table-cell office:value-type="string" calcext:value-type="string">
            <text:p>Username Entry in email format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ave Account Updates Butto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Unique Username mandatory</text:p>
          </table:table-cell>
          <table:table-cell office:value-type="string" calcext:value-type="string">
            <text:p>Unique Username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ave Account Updates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Updates saved correctly</text:p>
          </table:table-cell>
          <table:table-cell office:value-type="string" calcext:value-type="string">
            <text:p>Updates saved correctl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Full nam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Full name editable</text:p>
          </table:table-cell>
          <table:table-cell office:value-type="string" calcext:value-type="string">
            <text:p>Full name editabl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ave Account Updates Butto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Non-empty Full name entry mandatory</text:p>
          </table:table-cell>
          <table:table-cell office:value-type="string" calcext:value-type="string">
            <text:p>Non-empty Full name 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ave Account Updates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Updates saved correctly</text:p>
          </table:table-cell>
          <table:table-cell office:value-type="string" calcext:value-type="string">
            <text:p>Updates saved correctl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hon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Phone editable</text:p>
          </table:table-cell>
          <table:table-cell office:value-type="string" calcext:value-type="string">
            <text:p>Phone editabl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ave Account Updates Button</text:p>
          </table:table-cell>
          <table:table-cell office:value-type="string" calcext:value-type="string">
            <text:p>Validation</text:p>
          </table:table-cell>
          <table:table-cell table:style-name="ce2" office:value-type="string" calcext:value-type="string">
            <text:p>Phone entry phone format ("^[0-9-+]+$"*) mandatory</text:p>
          </table:table-cell>
          <table:table-cell table:style-name="ce2" office:value-type="string" calcext:value-type="string">
            <text:p><text:span text:style-name="T1">Phone entry phone format (</text:span><text:span text:style-name="T2">"^[0-9-+]+$"*</text:span><text:span text:style-name="T1">) mandatory?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ave Account Updates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Updates saved correctly</text:p>
          </table:table-cell>
          <table:table-cell office:value-type="string" calcext:value-type="string">
            <text:p>Updates saved correctl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Change Password Button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Accesses Password Change Page</text:p>
          </table:table-cell>
          <table:table-cell office:value-type="string" calcext:value-type="string">
            <text:p>Accesses Password Change Pag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Change Password Button</text:p>
          </table:table-cell>
          <table:table-cell office:value-type="string" calcext:value-type="string">
            <text:p>Access Management</text:p>
          </table:table-cell>
          <table:table-cell office:value-type="string" calcext:value-type="string">
            <text:p>Access only when logged in</text:p>
          </table:table-cell>
          <table:table-cell office:value-type="string" calcext:value-type="string">
            <text:p>Access only when logged i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Redirects to Home</text:p>
          </table:table-cell>
          <table:table-cell office:value-type="string" calcext:value-type="string">
            <text:p>Redirects to Hom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ny Page</text:p>
          </table:table-cell>
          <table:table-cell office:value-type="string" calcext:value-type="string">
            <text:p>Account Management Access Button</text:p>
          </table:table-cell>
          <table:table-cell office:value-type="string" calcext:value-type="string">
            <text:p>Access Management</text:p>
          </table:table-cell>
          <table:table-cell office:value-type="string" calcext:value-type="string">
            <text:p>Access possible</text:p>
          </table:table-cell>
          <table:table-cell office:value-type="string" calcext:value-type="string">
            <text:p>Access possibl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ny Page</text:p>
          </table:table-cell>
          <table:table-cell office:value-type="string" calcext:value-type="string">
            <text:p>Account Management Access Button</text:p>
          </table:table-cell>
          <table:table-cell office:value-type="string" calcext:value-type="string">
            <text:p>Access Management</text:p>
          </table:table-cell>
          <table:table-cell office:value-type="string" calcext:value-type="string">
            <text:p>Access only when logged in</text:p>
          </table:table-cell>
          <table:table-cell office:value-type="string" calcext:value-type="string">
            <text:p>Access only when logged i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Any Page</text:p>
          </table:table-cell>
          <table:table-cell office:value-type="string" calcext:value-type="string">
            <text:p>Account Management Access Button</text:p>
          </table:table-cell>
          <table:table-cell office:value-type="string" calcext:value-type="string">
            <text:p>Access Management</text:p>
          </table:table-cell>
          <table:table-cell office:value-type="string" calcext:value-type="string">
            <text:p>Access only for user currently logged in</text:p>
          </table:table-cell>
          <table:table-cell office:value-type="string" calcext:value-type="string">
            <text:p>Access only for user currently logged i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New Password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Password can be entered</text:p>
          </table:table-cell>
          <table:table-cell office:value-type="string" calcext:value-type="string">
            <text:p>Password can be enter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New Password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Password entry hidden</text:p>
          </table:table-cell>
          <table:table-cell office:value-type="string" calcext:value-type="string">
            <text:p>Password entry hidde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Confirm Password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Confirm Password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Password confirmation can be entered</text:p>
          </table:table-cell>
          <table:table-cell office:value-type="string" calcext:value-type="string">
            <text:p>Password confirmation can be enter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Confirm Password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Password confirmation hidden</text:p>
          </table:table-cell>
          <table:table-cell office:value-type="string" calcext:value-type="string">
            <text:p>Password confirmation hidde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Save New Password Butto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Password entry mandatory</text:p>
          </table:table-cell>
          <table:table-cell office:value-type="string" calcext:value-type="string">
            <text:p>Password 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Save New Password Butto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Password and Confirmation must match</text:p>
          </table:table-cell>
          <table:table-cell office:value-type="string" calcext:value-type="string">
            <text:p>Password and Confirmation must match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Save New Password Button</text:p>
          </table:table-cell>
          <table:table-cell office:value-type="string" calcext:value-type="string">
            <text:p>Access Management</text:p>
          </table:table-cell>
          <table:table-cell office:value-type="string" calcext:value-type="string">
            <text:p>New password valid for login</text:p>
          </table:table-cell>
          <table:table-cell office:value-type="string" calcext:value-type="string">
            <text:p>New password valid for logi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Save New Password Button</text:p>
          </table:table-cell>
          <table:table-cell office:value-type="string" calcext:value-type="string">
            <text:p>Access Management</text:p>
          </table:table-cell>
          <table:table-cell office:value-type="string" calcext:value-type="string">
            <text:p>Old password invalid for login</text:p>
          </table:table-cell>
          <table:table-cell office:value-type="string" calcext:value-type="string">
            <text:p>Old password invalid for logi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Management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Redirects to Account</text:p>
          </table:table-cell>
          <table:table-cell office:value-type="string" calcext:value-type="string">
            <text:p>Redirects to Account?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Password Recovery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ccess Management</text:p>
          </table:table-cell>
          <table:table-cell office:value-type="string" calcext:value-type="string">
            <text:p>Access possible</text:p>
          </table:table-cell>
          <table:table-cell office:value-type="string" calcext:value-type="string">
            <text:p>Access possible?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Password Recovery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ccess Management</text:p>
          </table:table-cell>
          <table:table-cell office:value-type="string" calcext:value-type="string">
            <text:p>Access possible for anyone</text:p>
          </table:table-cell>
          <table:table-cell office:value-type="string" calcext:value-type="string">
            <text:p>Access possible for anyone?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Password Recovery</text:p>
          </table:table-cell>
          <table:table-cell office:value-type="string" calcext:value-type="string">
            <text:p>Recovery email</text:p>
          </table:table-cell>
          <table:table-cell office:value-type="string" calcext:value-type="string">
            <text:p>Notifications</text:p>
          </table:table-cell>
          <table:table-cell office:value-type="string" calcext:value-type="string">
            <text:p>Recovery email sent</text:p>
          </table:table-cell>
          <table:table-cell office:value-type="string" calcext:value-type="string">
            <text:p>Recovery email sent?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Password Recovery</text:p>
          </table:table-cell>
          <table:table-cell office:value-type="string" calcext:value-type="string">
            <text:p>Recovery email</text:p>
          </table:table-cell>
          <table:table-cell office:value-type="string" calcext:value-type="string">
            <text:p>Notifications</text:p>
          </table:table-cell>
          <table:table-cell office:value-type="string" calcext:value-type="string">
            <text:p>Recovery email sent to correct user</text:p>
          </table:table-cell>
          <table:table-cell office:value-type="string" calcext:value-type="string">
            <text:p>Recovery email sent to correct user?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Password Recovery</text:p>
          </table:table-cell>
          <table:table-cell office:value-type="string" calcext:value-type="string">
            <text:p>Recovery email</text:p>
          </table:table-cell>
          <table:table-cell office:value-type="string" calcext:value-type="string">
            <text:p>Access Management</text:p>
          </table:table-cell>
          <table:table-cell office:value-type="string" calcext:value-type="string">
            <text:p>Functions for existing users only</text:p>
          </table:table-cell>
          <table:table-cell office:value-type="string" calcext:value-type="string">
            <text:p>Functions for existing users only?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Password Recovery</text:p>
          </table:table-cell>
          <table:table-cell office:value-type="string" calcext:value-type="string">
            <text:p>Recovery email</text:p>
          </table:table-cell>
          <table:table-cell office:value-type="string" calcext:value-type="string">
            <text:p>Access Management</text:p>
          </table:table-cell>
          <table:table-cell office:value-type="string" calcext:value-type="string">
            <text:p>Functions for active users only</text:p>
          </table:table-cell>
          <table:table-cell office:value-type="string" calcext:value-type="string">
            <text:p>Functions for active users onl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/Logout</text:p>
          </table:table-cell>
          <table:table-cell office:value-type="string" calcext:value-type="string">
            <text:p>Any Pag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ccess Management</text:p>
          </table:table-cell>
          <table:table-cell table:number-columns-repeated="2" office:value-type="string" calcext:value-type="string">
            <text:p>Access possibl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/Logout</text:p>
          </table:table-cell>
          <table:table-cell office:value-type="string" calcext:value-type="string">
            <text:p>Any Pag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ccess Management</text:p>
          </table:table-cell>
          <table:table-cell table:number-columns-repeated="2" office:value-type="string" calcext:value-type="string">
            <text:p>Access possible for anyon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/Logout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ccess Management</text:p>
          </table:table-cell>
          <table:table-cell table:number-columns-repeated="2" office:value-type="string" calcext:value-type="string">
            <text:p>Login possibl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/Logout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ccess Management</text:p>
          </table:table-cell>
          <table:table-cell table:number-columns-repeated="2" office:value-type="string" calcext:value-type="string">
            <text:p>Login opens access for correct user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/Logout</text:p>
          </table:table-cell>
          <table:table-cell office:value-type="string" calcext:value-type="string">
            <text:p>Any Page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Access Management</text:p>
          </table:table-cell>
          <table:table-cell table:number-columns-repeated="2" office:value-type="string" calcext:value-type="string">
            <text:p>Logout possibl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/Logout</text:p>
          </table:table-cell>
          <table:table-cell office:value-type="string" calcext:value-type="string">
            <text:p>Any Page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Access Management</text:p>
          </table:table-cell>
          <table:table-cell table:number-columns-repeated="2" office:value-type="string" calcext:value-type="string">
            <text:p>Logout logs user out fully?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dministration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ccess Management</text:p>
          </table:table-cell>
          <table:table-cell table:number-columns-repeated="2" office:value-type="string" calcext:value-type="string">
            <text:p>Access possible?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dministration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ccess Management</text:p>
          </table:table-cell>
          <table:table-cell table:number-columns-repeated="2" office:value-type="string" calcext:value-type="string">
            <text:p>Access only for logged in user?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dministration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ccess Management</text:p>
          </table:table-cell>
          <table:table-cell table:number-columns-repeated="2" office:value-type="string" calcext:value-type="string">
            <text:p>Access only for authorized user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dministration Main Page</text:p>
          </table:table-cell>
          <table:table-cell office:value-type="string" calcext:value-type="string">
            <text:p>Create User Account Button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Redirects to Create Account Page</text:p>
          </table:table-cell>
          <table:table-cell office:value-type="string" calcext:value-type="string">
            <text:p>Redirects to Create Account Pag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Save New Account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49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50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51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52] &amp; &quot;?&quot;" office:value-type="string" office:string-value="Text box?" calcext:value-type="string">
            <text:p>Text box?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Password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53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Confirm Password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54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Full nam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55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Phon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56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57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Can View Companies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58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Administrator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59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Save New Account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Save New Account’</text:p>
          </table:table-cell>
          <table:table-cell table:formula="of:=[.E60] &amp; &quot;?&quot;" office:value-type="string" office:string-value="Text ‘Save New Account’?" calcext:value-type="string">
            <text:p>Text ‘Save New Account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ancel’</text:p>
          </table:table-cell>
          <table:table-cell table:formula="of:=[.E61] &amp; &quot;?&quot;" office:value-type="string" office:string-value="Text ‘Cancel’?" calcext:value-type="string">
            <text:p>Text ‘Cancel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Changes not saved’</text:p>
          </table:table-cell>
          <table:table-cell table:formula="of:=[.E62] &amp; &quot;?&quot;" office:value-type="string" office:string-value="Text ‘Changes not saved’?" calcext:value-type="string">
            <text:p>Text ‘Changes not saved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Yellow highlighting</text:p>
          </table:table-cell>
          <table:table-cell table:formula="of:=[.E63] &amp; &quot;?&quot;" office:value-type="string" office:string-value="Yellow highlighting?" calcext:value-type="string">
            <text:p>Yellow highlighting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Password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Confirm Password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Full nam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Phon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mpt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Display when page loads</text:p>
          </table:table-cell>
          <table:table-cell table:style-name="ce3" office:value-type="string" calcext:value-type="string">
            <text:p>List Entries (1) True (2) False</text:p>
          </table:table-cell>
          <table:table-cell table:style-name="ce3" office:value-type="string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Display when page loads</text:p>
          </table:table-cell>
          <table:table-cell table:style-name="ce3" office:value-type="string" calcext:value-type="string">
            <text:p>Selected Value = True</text:p>
          </table:table-cell>
          <table:table-cell table:style-name="ce3" office:value-type="string" calcext:value-type="string">
            <text:p>Selected Value = Tr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Can View Companies Drop Down List</text:p>
          </table:table-cell>
          <table:table-cell office:value-type="string" calcext:value-type="string">
            <text:p>Display when page loads</text:p>
          </table:table-cell>
          <table:table-cell table:style-name="ce3" office:value-type="string" calcext:value-type="string">
            <text:p>List Entries (1) True (2) False</text:p>
          </table:table-cell>
          <table:table-cell table:style-name="ce3" office:value-type="string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Can View Companies Drop Down List</text:p>
          </table:table-cell>
          <table:table-cell office:value-type="string" calcext:value-type="string">
            <text:p>Display when page loads</text:p>
          </table:table-cell>
          <table:table-cell table:style-name="ce3" office:value-type="string" calcext:value-type="string">
            <text:p>Selected Value = False</text:p>
          </table:table-cell>
          <table:table-cell table:style-name="ce3" office:value-type="string" calcext:value-type="string">
            <text:p>Selected Value =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Administrator Drop Down List</text:p>
          </table:table-cell>
          <table:table-cell office:value-type="string" calcext:value-type="string">
            <text:p>Display when page loads</text:p>
          </table:table-cell>
          <table:table-cell table:style-name="ce3" office:value-type="string" calcext:value-type="string">
            <text:p>List Entries (1) True (2) False</text:p>
          </table:table-cell>
          <table:table-cell table:style-name="ce3" office:value-type="string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Administrator Drop Down List</text:p>
          </table:table-cell>
          <table:table-cell office:value-type="string" calcext:value-type="string">
            <text:p>Display when page loads</text:p>
          </table:table-cell>
          <table:table-cell table:style-name="ce3" office:value-type="string" calcext:value-type="string">
            <text:p>Selected Value = False</text:p>
          </table:table-cell>
          <table:table-cell table:style-name="ce3" office:value-type="string" calcext:value-type="string">
            <text:p>Selected Value =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office:value-type="string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Password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office:value-type="string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Password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Entry hidden</text:p>
          </table:table-cell>
          <table:table-cell office:value-type="string" calcext:value-type="string">
            <text:p>Entry hidde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Confirm Password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office:value-type="string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Confirm Password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Entry hidden</text:p>
          </table:table-cell>
          <table:table-cell office:value-type="string" calcext:value-type="string">
            <text:p>Entry hidde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Full nam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office:value-type="string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Phone text box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office:value-type="string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office:value-type="string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Can View Companies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office:value-type="string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Administrator Drop Down List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Can be edited</text:p>
          </table:table-cell>
          <table:table-cell office:value-type="string" calcext:value-type="string">
            <text:p>Can be edit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85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mail format mandatory</text:p>
          </table:table-cell>
          <table:table-cell table:formula="of:=[.E86] &amp; &quot;?&quot;" office:value-type="string" office:string-value="Email format mandatory?" calcext:value-type="string">
            <text:p>Email format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Unique entry mandatory</text:p>
          </table:table-cell>
          <table:table-cell table:formula="of:=[.E87] &amp; &quot;?&quot;" office:value-type="string" office:string-value="Unique entry mandatory?" calcext:value-type="string">
            <text:p>Unique 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Password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88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Confirm Password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89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Confirm Password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Match with password entry mandatory</text:p>
          </table:table-cell>
          <table:table-cell table:formula="of:=[.E90] &amp; &quot;?&quot;" office:value-type="string" office:string-value="Match with password entry mandatory?" calcext:value-type="string">
            <text:p>Match with password 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Full name text box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Entry mandatory</text:p>
          </table:table-cell>
          <table:table-cell table:formula="of:=[.E91] &amp; &quot;?&quot;" office:value-type="string" office:string-value="Entry mandatory?" calcext:value-type="string">
            <text:p>Entry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Phone text box</text:p>
          </table:table-cell>
          <table:table-cell office:value-type="string" calcext:value-type="string">
            <text:p>Validation</text:p>
          </table:table-cell>
          <table:table-cell table:style-name="ce2" office:value-type="string" calcext:value-type="string">
            <text:p>Phone format ("^[0-9-+]+$"*) mandatory</text:p>
          </table:table-cell>
          <table:table-cell table:formula="of:=[.E92] &amp; &quot;?&quot;" office:value-type="string" office:string-value="Phone format (&quot;^[0-9-+]+$&quot;*) mandatory?" calcext:value-type="string">
            <text:p>Phone format ("^[0-9-+]+$"*) mandato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Save New Account Button</text:p>
          </table:table-cell>
          <table:table-cell office:value-type="string" calcext:value-type="string">
            <text:p>Database Update</text:p>
          </table:table-cell>
          <table:table-cell office:value-type="string" calcext:value-type="string">
            <text:p>Update correct</text:p>
          </table:table-cell>
          <table:table-cell table:formula="of:=[.E93] &amp; &quot;?&quot;" office:value-type="string" office:string-value="Update correct?" calcext:value-type="string">
            <text:p>Update correc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Cancel Button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Redirects to Administration</text:p>
          </table:table-cell>
          <table:table-cell table:formula="of:=[.E94] &amp; &quot;?&quot;" office:value-type="string" office:string-value="Redirects to Administration?" calcext:value-type="string">
            <text:p>Redirects to Administrati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95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Edit Account Details Button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Button</text:p>
          </table:table-cell>
          <table:table-cell table:formula="of:=[.E96] &amp; &quot;?&quot;" office:value-type="string" office:string-value="Button?" calcext:value-type="string">
            <text:p>Butt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Label</text:p>
          </table:table-cell>
          <table:table-cell table:formula="of:=[.E97] &amp; &quot;?&quot;" office:value-type="string" office:string-value="Label?" calcext:value-type="string">
            <text:p>Labe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98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Full nam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99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hone text box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Text box</text:p>
          </table:table-cell>
          <table:table-cell table:formula="of:=[.E100] &amp; &quot;?&quot;" office:value-type="string" office:string-value="Text box?" calcext:value-type="string">
            <text:p>Text box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101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Can View Companies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102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dministrator Drop Down List</text:p>
          </table:table-cell>
          <table:table-cell office:value-type="string" calcext:value-type="string">
            <text:p>Control Type</text:p>
          </table:table-cell>
          <table:table-cell office:value-type="string" calcext:value-type="string">
            <text:p>Drop Down List</text:p>
          </table:table-cell>
          <table:table-cell table:formula="of:=[.E103] &amp; &quot;?&quot;" office:value-type="string" office:string-value="Drop Down List?" calcext:value-type="string">
            <text:p>Drop Down Lis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age Title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View Selected User Account Details’</text:p>
          </table:table-cell>
          <table:table-cell table:formula="of:=[.E104] &amp; &quot;?&quot;" office:value-type="string" office:string-value="Text ‘View Selected User Account Details’?" calcext:value-type="string">
            <text:p>Text ‘View Selected User Account Details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Edit Account Details Button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Edit Account Details’</text:p>
          </table:table-cell>
          <table:table-cell table:formula="of:=[.E105] &amp; &quot;?&quot;" office:value-type="string" office:string-value="Text ‘Edit Account Details’?" calcext:value-type="string">
            <text:p>Text ‘Edit Account Details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Text ‘No changes pending’</text:p>
          </table:table-cell>
          <table:table-cell table:formula="of:=[.E106] &amp; &quot;?&quot;" office:value-type="string" office:string-value="Text ‘No changes pending’?" calcext:value-type="string">
            <text:p>Text ‘No changes pending’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tatus Label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Green highlighting</text:p>
          </table:table-cell>
          <table:table-cell table:formula="of:=[.E107] &amp; &quot;?&quot;" office:value-type="string" office:string-value="Green highlighting?" calcext:value-type="string">
            <text:p>Green highlighting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Usernam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108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Full nam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109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hone text box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110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Display when page loads</text:p>
          </table:table-cell>
          <table:table-cell table:style-name="ce3" office:value-type="string" calcext:value-type="string">
            <text:p>List Entries (1) True (2) False</text:p>
          </table:table-cell>
          <table:table-cell table:formula="of:=[.E111] &amp; &quot;?&quot;" office:value-type="string" office:string-value="List Entries (1) True (2) False?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ctive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112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Can View Companies Drop Down List</text:p>
          </table:table-cell>
          <table:table-cell office:value-type="string" calcext:value-type="string">
            <text:p>Display when page loads</text:p>
          </table:table-cell>
          <table:table-cell table:style-name="ce3" office:value-type="string" calcext:value-type="string">
            <text:p>List Entries (1) True (2) False</text:p>
          </table:table-cell>
          <table:table-cell table:formula="of:=[.E113] &amp; &quot;?&quot;" office:value-type="string" office:string-value="List Entries (1) True (2) False?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Can View Companies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114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dministrator Drop Down List</text:p>
          </table:table-cell>
          <table:table-cell office:value-type="string" calcext:value-type="string">
            <text:p>Display when page loads</text:p>
          </table:table-cell>
          <table:table-cell table:style-name="ce3" office:value-type="string" calcext:value-type="string">
            <text:p>List Entries (1) True (2) False</text:p>
          </table:table-cell>
          <table:table-cell table:formula="of:=[.E115] &amp; &quot;?&quot;" office:value-type="string" office:string-value="List Entries (1) True (2) False?" calcext:value-type="string">
            <text:p>List Entries (1) True (2) False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dministrator Drop Down List</text:p>
          </table:table-cell>
          <table:table-cell office:value-type="string" calcext:value-type="string">
            <text:p>Display when page loads</text:p>
          </table:table-cell>
          <table:table-cell office:value-type="string" calcext:value-type="string">
            <text:p>Current Value</text:p>
          </table:table-cell>
          <table:table-cell table:formula="of:=[.E116] &amp; &quot;?&quot;" office:value-type="string" office:string-value="Current Value?" calcext:value-type="string">
            <text:p>Current Value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3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4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5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6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7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8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9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0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1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2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3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4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5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6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7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8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4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5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6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7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8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199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0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1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1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1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1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1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1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1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1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1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1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2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2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2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2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2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2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2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2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2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2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3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31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32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33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34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35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36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37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38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39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40] &amp; &quot;?&quot;" office:value-type="string" office:string-value="?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E2041] &amp; &quot;?&quot;" office:value-type="string" office:string-value="?" calcext:value-type="string">
            <text:p>?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1:Sheet1.F9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07:30:16.0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5:20:19.525000000</meta:creation-date>
    <dc:date>2016-05-31T09:31:02.494000000</dc:date>
    <meta:editing-duration>PT2H16M53S</meta:editing-duration>
    <meta:editing-cycles>29</meta:editing-cycles>
    <meta:generator>LibreOffice/5.1.1.3$Windows_x86 LibreOffice_project/89f508ef3ecebd2cfb8e1def0f0ba9a803b88a6d</meta:generator>
    <meta:document-statistic meta:table-count="1" meta:cell-count="2620" meta:object-count="0"/>
  </office:meta>
</office:document-meta>
</file>